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Menlo" fo:font-size="9pt" officeooo:rsid="00202f5b" officeooo:paragraph-rsid="00042a6c"/>
    </style:style>
    <style:style style:name="P2" style:family="paragraph" style:parent-style-name="Preformatted_20_Text">
      <style:text-properties fo:color="#000000" style:font-name="Menlo" fo:font-size="9pt" officeooo:paragraph-rsid="00042a6c"/>
    </style:style>
    <style:style style:name="P3" style:family="paragraph" style:parent-style-name="Preformatted_20_Text">
      <style:text-properties fo:color="#000000" style:font-name="Menlo" fo:font-size="9pt" officeooo:rsid="000fffd3" officeooo:paragraph-rsid="000fffd3"/>
    </style:style>
    <style:style style:name="P4" style:family="paragraph" style:parent-style-name="Preformatted_20_Text">
      <style:text-properties fo:color="#000000" style:font-name="Menlo" fo:font-size="9pt" officeooo:rsid="001ae6a1" officeooo:paragraph-rsid="001ae6a1"/>
    </style:style>
    <style:style style:name="P5" style:family="paragraph" style:parent-style-name="Preformatted_20_Text">
      <style:text-properties fo:color="#000000" style:font-name="Liberation Serif" fo:font-size="12pt" officeooo:rsid="00202f5b" officeooo:paragraph-rsid="00042a6c" style:font-size-asian="12pt" style:font-size-complex="12pt"/>
    </style:style>
    <style:style style:name="P6" style:family="paragraph" style:parent-style-name="Preformatted_20_Text">
      <style:text-properties fo:color="#000000" style:font-name="Liberation Serif" fo:font-size="12pt" officeooo:rsid="00202f5b" officeooo:paragraph-rsid="001ae6a1" style:font-size-asian="12pt" style:font-size-complex="12pt"/>
    </style:style>
    <style:style style:name="P7" style:family="paragraph" style:parent-style-name="Preformatted_20_Text">
      <style:text-properties fo:color="#000000" style:font-name="Liberation Serif" fo:font-size="12pt" officeooo:rsid="001ae6a1" officeooo:paragraph-rsid="001ae6a1" style:font-size-asian="12pt" style:font-size-complex="12pt"/>
    </style:style>
    <style:style style:name="P8" style:family="paragraph" style:parent-style-name="Preformatted_20_Text">
      <style:text-properties officeooo:rsid="0018a34c" officeooo:paragraph-rsid="0018a34c"/>
    </style:style>
    <style:style style:name="P9" style:family="paragraph" style:parent-style-name="Preformatted_20_Text">
      <style:text-properties officeooo:paragraph-rsid="00042a6c"/>
    </style:style>
    <style:style style:name="P10" style:family="paragraph" style:parent-style-name="Preformatted_20_Text">
      <style:text-properties officeooo:paragraph-rsid="001ae6a1"/>
    </style:style>
    <style:style style:name="P11" style:family="paragraph" style:parent-style-name="Standard">
      <loext:graphic-properties draw:fill="solid" draw:fill-color="#ffffff" draw:opacity="100%"/>
      <style:paragraph-properties fo:margin-top="0in" fo:margin-bottom="0.1965in" loext:contextual-spacing="false" fo:background-color="#ffffff"/>
      <style:text-properties fo:color="#660099" style:font-name="Liberation Sans" fo:font-size="9pt" officeooo:rsid="000d891a" officeooo:paragraph-rsid="000d891a"/>
    </style:style>
    <style:style style:name="P12"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style>
    <style:style style:name="P13"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0d891a" officeooo:paragraph-rsid="000d891a" style:font-weight-asian="bold" style:font-weight-complex="bold"/>
    </style:style>
    <style:style style:name="P14"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06d111" officeooo:paragraph-rsid="0006d111"/>
    </style:style>
    <style:style style:name="P15"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1ae6a1" officeooo:paragraph-rsid="001ae6a1"/>
    </style:style>
    <style:style style:name="P16"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Liberation Sans" fo:font-size="9pt" officeooo:rsid="00216a91" officeooo:paragraph-rsid="0006d111"/>
    </style:style>
    <style:style style:name="P17" style:family="paragraph" style:parent-style-name="Standard">
      <style:text-properties officeooo:rsid="00024706" officeooo:paragraph-rsid="00042a6c"/>
    </style:style>
    <style:style style:name="P18" style:family="paragraph" style:parent-style-name="Standard">
      <style:paragraph-properties fo:text-align="center" style:justify-single-word="false"/>
      <style:text-properties fo:font-weight="bold" officeooo:rsid="00024706" officeooo:paragraph-rsid="00042a6c" style:font-weight-asian="bold" style:font-weight-complex="bold"/>
    </style:style>
    <style:style style:name="P19" style:family="paragraph" style:parent-style-name="Standard">
      <style:paragraph-properties fo:text-align="center" style:justify-single-word="false"/>
      <style:text-properties fo:font-weight="bold" officeooo:rsid="00042a6c" officeooo:paragraph-rsid="00042a6c" style:font-weight-asian="bold" style:font-weight-complex="bold"/>
    </style:style>
    <style:style style:name="P20" style:family="paragraph" style:parent-style-name="Standard">
      <style:text-properties officeooo:rsid="00042a6c" officeooo:paragraph-rsid="00042a6c"/>
    </style:style>
    <style:style style:name="P21" style:family="paragraph" style:parent-style-name="Standard">
      <style:text-properties officeooo:rsid="001ff018" officeooo:paragraph-rsid="00042a6c"/>
    </style:style>
    <style:style style:name="P22" style:family="paragraph" style:parent-style-name="Standard">
      <style:text-properties fo:color="#000000" style:font-name="Menlo" fo:font-size="9pt" officeooo:rsid="001ff018" officeooo:paragraph-rsid="00042a6c"/>
    </style:style>
    <style:style style:name="P23" style:family="paragraph" style:parent-style-name="Standard">
      <style:text-properties fo:color="#000000" style:font-name="Menlo" fo:font-size="9pt" officeooo:rsid="00206d15" officeooo:paragraph-rsid="00042a6c"/>
    </style:style>
    <style:style style:name="P24" style:family="paragraph" style:parent-style-name="Standard">
      <style:text-properties fo:color="#000000" style:font-name="Menlo" fo:font-size="9pt" officeooo:rsid="00206d15" officeooo:paragraph-rsid="0018a34c"/>
    </style:style>
    <style:style style:name="P25" style:family="paragraph" style:parent-style-name="Standard">
      <style:text-properties fo:color="#000000" style:font-name="Menlo" fo:font-size="9pt" officeooo:rsid="001ae6a1" officeooo:paragraph-rsid="001ae6a1"/>
    </style:style>
    <style:style style:name="P26" style:family="paragraph" style:parent-style-name="Standard">
      <style:text-properties fo:color="#000000" style:font-name="Menlo" fo:font-size="9pt" officeooo:rsid="00202f5b" officeooo:paragraph-rsid="00042a6c"/>
    </style:style>
    <style:style style:name="P27" style:family="paragraph" style:parent-style-name="Standard">
      <style:text-properties fo:color="#000000" style:font-name="Liberation Serif" fo:font-size="12pt" officeooo:rsid="00202f5b" officeooo:paragraph-rsid="00042a6c" style:font-size-asian="12pt" style:font-size-complex="12pt"/>
    </style:style>
    <style:style style:name="P28" style:family="paragraph" style:parent-style-name="Standard">
      <style:text-properties style:font-name="Liberation Serif" fo:font-size="12pt" officeooo:rsid="00202f5b" officeooo:paragraph-rsid="00042a6c" style:font-size-asian="12pt" style:font-size-complex="12pt"/>
    </style:style>
    <style:style style:name="P29" style:family="paragraph" style:parent-style-name="Standard">
      <style:text-properties officeooo:rsid="00115ef6" officeooo:paragraph-rsid="00042a6c"/>
    </style:style>
    <style:style style:name="P30" style:family="paragraph" style:parent-style-name="Standard">
      <style:text-properties officeooo:rsid="000c9061" officeooo:paragraph-rsid="000c9061"/>
    </style:style>
    <style:style style:name="P31" style:family="paragraph" style:parent-style-name="Standard">
      <style:text-properties officeooo:paragraph-rsid="00199aba"/>
    </style:style>
    <style:style style:name="P32" style:family="paragraph" style:parent-style-name="Standard">
      <style:text-properties officeooo:rsid="001ae6a1" officeooo:paragraph-rsid="001ae6a1"/>
    </style:style>
    <style:style style:name="P33"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1ae6a1" officeooo:paragraph-rsid="001ae6a1"/>
    </style:style>
    <style:style style:name="P34" style:family="paragraph" style:parent-style-name="Preformatted_20_Text" style:list-style-name="L2">
      <loext:graphic-properties draw:fill="solid" draw:fill-color="#ffffff" draw:opacity="100%"/>
      <style:paragraph-properties fo:margin-top="0in" fo:margin-bottom="0.1965in" loext:contextual-spacing="false" fo:background-color="#ffffff"/>
      <style:text-properties fo:color="#660099" style:font-name="Menlo" fo:font-size="9pt" officeooo:rsid="001ae6a1" officeooo:paragraph-rsid="001ae6a1"/>
    </style:style>
    <style:style style:name="P35"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1be86b" officeooo:paragraph-rsid="001be86b"/>
    </style:style>
    <style:style style:name="P36" style:family="paragraph" style:parent-style-name="Preformatted_20_Text" style:list-style-name="L4">
      <loext:graphic-properties draw:fill="solid" draw:fill-color="#ffffff" draw:opacity="100%"/>
      <style:paragraph-properties fo:margin-top="0in" fo:margin-bottom="0.1965in" loext:contextual-spacing="false" fo:background-color="#ffffff"/>
      <style:text-properties fo:color="#660099" style:font-name="Menlo" fo:font-size="9pt" officeooo:rsid="001be86b" officeooo:paragraph-rsid="001be86b"/>
    </style:style>
    <style:style style:name="P37" style:family="paragraph" style:parent-style-name="Standard" style:list-style-name="L1">
      <style:text-properties officeooo:rsid="001ff018" officeooo:paragraph-rsid="00042a6c"/>
    </style:style>
    <style:style style:name="P38" style:family="paragraph" style:parent-style-name="Standard" style:list-style-name="L1">
      <style:text-properties officeooo:rsid="00199aba" officeooo:paragraph-rsid="00199aba"/>
    </style:style>
    <style:style style:name="P39" style:family="paragraph" style:parent-style-name="Standard">
      <style:text-properties officeooo:rsid="00199aba" officeooo:paragraph-rsid="00042a6c"/>
    </style:style>
    <style:style style:name="P40" style:family="paragraph" style:parent-style-name="Standard">
      <style:text-properties fo:color="#000000" style:font-name="Liberation Serif" fo:font-size="12pt" officeooo:rsid="001ff018" officeooo:paragraph-rsid="00199aba" style:font-size-asian="12pt" style:font-size-complex="12pt"/>
    </style:style>
    <style:style style:name="P41" style:family="paragraph" style:parent-style-name="Standard">
      <style:text-properties fo:color="#000000" style:font-name="Liberation Serif" fo:font-size="12pt" officeooo:rsid="001ae6a1" officeooo:paragraph-rsid="001ae6a1" style:font-size-asian="12pt" style:font-size-complex="12pt"/>
    </style:style>
    <style:style style:name="P42" style:family="paragraph" style:parent-style-name="Standard" style:list-style-name="L3">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font-size-asian="9pt" style:font-size-complex="9pt"/>
    </style:style>
    <style:style style:name="T1" style:family="text">
      <style:text-properties officeooo:rsid="002993b5"/>
    </style:style>
    <style:style style:name="T2" style:family="text">
      <style:text-properties officeooo:rsid="00042a6c"/>
    </style:style>
    <style:style style:name="T3" style:family="text">
      <style:text-properties officeooo:rsid="001ff018"/>
    </style:style>
    <style:style style:name="T4" style:family="text">
      <style:text-properties fo:color="#000000"/>
    </style:style>
    <style:style style:name="T5" style:family="text">
      <style:text-properties fo:color="#000000" style:font-name="Menlo" fo:font-size="9pt"/>
    </style:style>
    <style:style style:name="T6" style:family="text">
      <style:text-properties fo:color="#000000" style:font-name="Menlo" fo:font-size="9pt" officeooo:rsid="001ff018"/>
    </style:style>
    <style:style style:name="T7" style:family="text">
      <style:text-properties fo:color="#000000" style:font-name="Menlo" fo:font-size="9pt" officeooo:rsid="00202f5b"/>
    </style:style>
    <style:style style:name="T8" style:family="text">
      <style:text-properties fo:color="#000000" style:font-name="Menlo" fo:font-size="9pt" officeooo:rsid="00206d15"/>
    </style:style>
    <style:style style:name="T9" style:family="text">
      <style:text-properties fo:color="#000000" style:font-name="Menlo" fo:font-size="9pt" officeooo:rsid="001685ce"/>
    </style:style>
    <style:style style:name="T10" style:family="text">
      <style:text-properties fo:color="#000000" style:font-name="Liberation Serif" fo:font-size="12pt" style:font-size-asian="12pt" style:font-size-complex="12pt"/>
    </style:style>
    <style:style style:name="T11" style:family="text">
      <style:text-properties fo:color="#000000" style:font-name="Liberation Serif" fo:font-size="12pt" officeooo:rsid="001ff018" style:font-size-asian="12pt" style:font-size-complex="12pt"/>
    </style:style>
    <style:style style:name="T12" style:family="text">
      <style:text-properties fo:color="#000000" style:font-name="Liberation Serif" fo:font-size="12pt" officeooo:rsid="00042a6c" style:font-size-asian="12pt" style:font-size-complex="12pt"/>
    </style:style>
    <style:style style:name="T13" style:family="text">
      <style:text-properties fo:color="#000000" style:font-name="Liberation Serif" fo:font-size="12pt" officeooo:rsid="00059997" style:font-size-asian="12pt" style:font-size-complex="12pt"/>
    </style:style>
    <style:style style:name="T14" style:family="text">
      <style:text-properties fo:color="#000000" style:font-name="Liberation Serif" fo:font-size="12pt" officeooo:rsid="000fffd3" style:font-size-asian="12pt" style:font-size-complex="12pt"/>
    </style:style>
    <style:style style:name="T15" style:family="text">
      <style:text-properties fo:color="#000000" style:font-name="Liberation Serif" fo:font-size="12pt" officeooo:rsid="00199aba" style:font-size-asian="12pt" style:font-size-complex="12pt"/>
    </style:style>
    <style:style style:name="T16" style:family="text">
      <style:text-properties fo:color="#000000" officeooo:rsid="001ae6a1"/>
    </style:style>
    <style:style style:name="T17" style:family="text">
      <style:text-properties officeooo:rsid="00206d15"/>
    </style:style>
    <style:style style:name="T18" style:family="text">
      <style:text-properties officeooo:rsid="00202f5b"/>
    </style:style>
    <style:style style:name="T19" style:family="text">
      <style:text-properties officeooo:rsid="00226268"/>
    </style:style>
    <style:style style:name="T20" style:family="text">
      <style:text-properties officeooo:rsid="000c9061"/>
    </style:style>
    <style:style style:name="T21" style:family="text">
      <style:text-properties officeooo:rsid="000e4480"/>
    </style:style>
    <style:style style:name="T22" style:family="text">
      <style:text-properties officeooo:rsid="000fffd3"/>
    </style:style>
    <style:style style:name="T23" style:family="text">
      <style:text-properties officeooo:rsid="0013ab76"/>
    </style:style>
    <style:style style:name="T24" style:family="text">
      <style:text-properties officeooo:rsid="00199aba"/>
    </style:style>
    <style:style style:name="T25" style:family="text">
      <style:text-properties officeooo:rsid="001ae6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VIZOP <text:span text:style-name="T1">SPECIFICATION</text:span></text:p>
      <text:p text:style-name="P19"><text:span text:style-name="T24">PHA MODELS</text:span> – <text:span text:style-name="T20">IMPLEMENTATION IN CODE</text:span></text:p>
      <text:p text:style-name="P18"/>
      <text:p text:style-name="P29">Level: <text:span text:style-name="T20">4</text:span></text:p>
      <text:p text:style-name="P30">Spec file number: 40<text:span text:style-name="T24">4</text:span></text:p>
      <text:p text:style-name="P17">Version: 0.1 (under initial construction)</text:p>
      <text:p text:style-name="P17"/>
      <text:p text:style-name="P20">INTRODUCTION</text:p>
      <text:p text:style-name="P21">A <text:span text:style-name="T24">PHA model</text:span> is <text:span text:style-name="T24">a collection of data used to perform a type of process hazards analysis, along with associated calculations and analysis methods</text:span>. Examples of <text:span text:style-name="T2">Viewports</text:span> are:</text:p>
      <text:list xml:id="list2839911250" text:style-name="L1">
        <text:list-item>
          <text:p text:style-name="P37">Fault tree <text:span text:style-name="T24">analysis</text:span></text:p>
        </text:list-item>
        <text:list-item>
          <text:p text:style-name="P37">HAZOP</text:p>
        </text:list-item>
        <text:list-item>
          <text:p text:style-name="P37">Alarm rationalization</text:p>
        </text:list-item>
        <text:list-item>
          <text:p text:style-name="P38">CHAZOP</text:p>
        </text:list-item>
        <text:list-item>
          <text:p text:style-name="P38">Event tree analysis</text:p>
        </text:list-item>
      </text:list>
      <text:p text:style-name="P21"/>
      <text:p text:style-name="P39">Each PHA model can be visualised and edited through one or more Viewports. Multiple PHA models can be hosted in a single Project.</text:p>
      <text:p text:style-name="P21"/>
      <text:p text:style-name="P21">IMPLEMENTATION OF <text:span text:style-name="T24">PHA MODELS IN CODE</text:span></text:p>
      <text:p text:style-name="P31"><text:span text:style-name="T3">A PHA model is a subclass of class </text:span><text:span text:style-name="T6">core_classes.PHAModelBaseClass. </text:span><text:span text:style-name="T11">In general, </text:span><text:span text:style-name="T14">the class and methods for </text:span><text:span text:style-name="T15">associated </text:span><text:span text:style-name="T12">Viewport</text:span><text:span text:style-name="T15">s</text:span><text:span text:style-name="T11"> will be implemented in </text:span><text:span text:style-name="T15">a dedicated </text:span><text:span text:style-name="T13">module</text:span><text:span text:style-name="T11">; </text:span><text:span text:style-name="T15">a </text:span><text:span text:style-name="T11">current example are in module faulttree. </text:span></text:p>
      <text:p text:style-name="P40"/>
      <text:p text:style-name="P32"><text:span text:style-name="T11">A </text:span><text:span text:style-name="T10">PHA object is an instance of such a subclass. Each PHA object contains elements (such as initiating events and gates in a fault tree), which may themselves contain components (such as the element's name, and frequency or probability value).</text:span></text:p>
      <text:p text:style-name="P41"/>
      <text:p text:style-name="P41">Each PHA object exists in the datacore. A remote instance of Vizop has a list of PHA objects in the project, but does not have the full data set. (This is to ensure there is only 1 copy of the full data set, to avoid inconsistencies.) Instead, the remote Vizop instance only receives the data required to render Viewports on demand.</text:p>
      <text:p text:style-name="P22"/>
      <text:p text:style-name="P28"><text:span text:style-name="T16">Each PHA model</text:span><text:span text:style-name="T4"> class must have the following attributes:</text:span></text:p>
      <text:p text:style-name="P10"><text:span text:style-name="T7">IsBaseClass</text:span><text:span text:style-name="T8"> (bool) – must be False</text:span></text:p>
      <text:p text:style-name="P9"><text:span text:style-name="T7">InternalName</text:span><text:span text:style-name="T8"> (str)</text:span></text:p>
      <text:p text:style-name="P1"><text:span text:style-name="T25">Human</text:span>Name<text:span text:style-name="T17"> (str)</text:span></text:p>
      <text:p text:style-name="P1">PreferredKbdShortcut<text:span text:style-name="T17"> (str, 1 char)</text:span></text:p>
      <text:p text:style-name="P2"><text:span text:style-name="T18">NewPHAObjRequired (subclass of </text:span>core_classes.PHAModelBaseClass <text:span text:style-name="T22">or None)</text:span></text:p>
      <text:p text:style-name="P2"/>
      <text:p text:style-name="P3">The following class attributes are optional:</text:p>
      <text:p text:style-name="P4">(To be completed)</text:p>
      <text:p text:style-name="P4"/>
      <text:p text:style-name="P3">Class instances <text:span text:style-name="T25">(PHA objects) </text:span>must have the following attributes:</text:p>
      <text:p text:style-name="P23">ID (str)</text:p>
      <text:p text:style-name="P25">Numbering (NumberingItem instance)</text:p>
      <text:p text:style-name="P26"/>
      <text:p text:style-name="P27">The class must have the following methods:</text:p>
      <text:p text:style-name="P4">(To be completed)</text:p>
      <text:p text:style-name="P4"/>
      <text:p text:style-name="P8"><text:span text:style-name="T9">T</text:span><text:span text:style-name="T5">he following instance attributes are required:</text:span></text:p>
      <text:p text:style-name="P24"/>
      <text:p text:style-name="P7">The following instance methods are required:</text:p>
      <text:p text:style-name="P4">WalkOverAllElements() - a generator that returns all elements in the PHA object</text:p>
      <text:p text:style-name="P6"/>
      <text:p text:style-name="P5">The following <text:span text:style-name="T23">instance</text:span> methods are optional:</text:p>
      <text:p text:style-name="P33"><text:span text:style-name="T19">(</text:span>To complete)</text:p>
      <text:p text:style-name="P15"><text:soft-page-break/>REQUIREMENTS FOR PHA ELEMENTS</text:p>
      <text:p text:style-name="P15">Elements must have the following attributes or properties:</text:p>
      <text:list xml:id="list4011803142" text:style-name="L2">
        <text:list-item>
          <text:p text:style-name="P34">HostPHAObj (a PHA object) – the PHA object to which the element belongs</text:p>
        </text:list-item>
        <text:list-item>
          <text:p text:style-name="P34">Siblings (list of PHA elements) – a list of PHA elements at the same level of hierarchy as this one. This is used to achieve numbering. Usually, this will refer to a list of elements one level higher in the hierarchy.</text:p>
        </text:list-item>
      </text:list>
      <text:p text:style-name="P35">Elements can optionally have the following attributes:</text:p>
      <text:list xml:id="list1912937933" text:style-name="L4">
        <text:list-item>
          <text:p text:style-name="P36">ActionItems (list of AssociatedTextItem instances) – required if the element can host action items</text:p>
        </text:list-item>
        <text:list-item>
          <text:p text:style-name="P36">ParkingLotItems (list of AssociatedTextItem instances) – required if the element can host parking lot items</text:p>
        </text:list-item>
      </text:list>
      <text:p text:style-name="P14">CREATING A NEW <text:span text:style-name="T25">PHA MODEL</text:span></text:p>
      <text:p text:style-name="P15">Creating a new PHA model is done by creating a new Viewport for the PHA model. The PHA model itself is then created as a by-product of creating the Viewport. For example, if the user wants to make a new FT, he/she actually requests a FT tree display Viewport for a new FT. See spec 402 for details.</text:p>
      <text:p text:style-name="P16"/>
      <text:p text:style-name="P13">SWITCHING TO ANOTHER PHA OBJECT</text:p>
      <text:p text:style-name="P12">The user can request to switch to viewing another existing PHA object. This is done from the Control Panel, PHA models aspect, using the PHA models choice widget. When invoked, the command will change the Viewport displayed in the Edit Panel from the current one to a Viewport derived from the requested PHA object, specifically the most recent Viewport from that PHA object that was displayed in the Edit Panel.</text:p>
      <text:p text:style-name="P12">The flow of control is as follows:</text:p>
      <text:list xml:id="list4122592399" text:style-name="L3">
        <text:list-item>
          <text:p text:style-name="P42">Choice widget handler receives the user input.</text:p>
        </text:list-item>
        <text:list-item>
          <text:p text:style-name="P42">Calls SwitchToPHAObj()</text:p>
        </text:list-item>
        <text:list-item>
          <text:p text:style-name="P42">Calls DoSwitchToViewportCommand()</text:p>
        </text:list-item>
        <text:list-item>
          <text:p text:style-name="P42">Control Frame sends a command RQ_SwitchToViewport to datacore</text:p>
        </text:list-item>
        <text:list-item>
          <text:p text:style-name="P42"><text:span text:style-name="T21">R</text:span>Q_SwitchToViewport is picked up by DatacoreSwitchToViewport()</text:p>
        </text:list-item>
        <text:list-item>
          <text:p text:style-name="P42">A reply RP_SwitchToViewport is sent from datacore to Control Frame, <text:span text:style-name="T21">containing the Viewport redraw data.</text:span></text:p>
        </text:list-item>
        <text:list-item>
          <text:p text:style-name="P42">RP_SwitchToViewport is handled by HandleIncomingReplyToControlFrame()</text:p>
        </text:list-item>
        <text:list-item>
          <text:p text:style-name="P42">Calls PostProcessSwitchToViewport()</text:p>
        </text:list-item>
        <text:list-item>
          <text:p text:style-name="P42">Calls SwitchToViewport()</text:p>
        </text:list-item>
        <text:list-item>
          <text:p text:style-name="P42">Calls ShowViewport()</text:p>
        </text:list-item>
      </text:list>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35:35.228692865</meta:creation-date>
    <meta:generator>LibreOffice/5.4.2.2$MacOSX_X86_64 LibreOffice_project/22b09f6418e8c2d508a9eaf86b2399209b0990f4</meta:generator>
    <dc:date>2020-07-27T08:59:37.342352370</dc:date>
    <meta:editing-duration>P2DT4H26M49S</meta:editing-duration>
    <meta:editing-cycles>22</meta:editing-cycles>
    <meta:document-statistic meta:table-count="0" meta:image-count="0" meta:object-count="0" meta:page-count="2" meta:paragraph-count="57" meta:word-count="625" meta:character-count="3948" meta:non-whitespace-character-count="3392"/>
  </office:meta>
</office:document-meta>
</file>